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MS Gothic" svg:font-family="MS Gothic" style:font-family-generic="modern" style:font-pitch="fixed" svg:panose-1="2 11 6 9 7 2 5 8 2 4"/>
    <style:font-face style:name="Arial" svg:font-family="Arial" style:font-family-generic="swiss" style:font-pitch="variable" svg:panose-1="2 11 6 4 2 2 2 2 2 4"/>
    <style:font-face style:name="OpenSymbol" svg:font-family="OpenSymbol" style:font-family-generic="system"/>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style:style style:name="P1" style:parent-style-name="Heading1" style:master-page-name="MP0" style:family="paragraph">
      <style:paragraph-properties fo:break-before="page"/>
    </style:style>
    <style:style style:name="T2" style:parent-style-name="DefaultParagraphFont" style:family="text">
      <style:text-properties style:font-name="Segoe UI"/>
    </style:style>
    <style:style style:name="T3" style:parent-style-name="DefaultParagraphFont" style:family="text">
      <style:text-properties style:font-name="Segoe UI"/>
    </style:style>
    <style:style style:name="T4" style:parent-style-name="DefaultParagraphFont" style:family="text">
      <style:text-properties style:font-name="Segoe UI"/>
    </style:style>
    <style:style style:name="T5" style:parent-style-name="DefaultParagraphFont" style:family="text">
      <style:text-properties style:font-name="Segoe UI"/>
    </style:style>
    <style:style style:name="T6" style:parent-style-name="DefaultParagraphFont" style:family="text">
      <style:text-properties style:font-name="Segoe UI"/>
    </style:style>
    <style:style style:name="T7" style:parent-style-name="DefaultParagraphFont" style:family="text">
      <style:text-properties style:font-name="Segoe UI"/>
    </style:style>
    <style:style style:name="T8" style:parent-style-name="DefaultParagraphFont" style:family="text">
      <style:text-properties style:font-name="Segoe UI"/>
    </style:style>
    <style:style style:name="P9" style:parent-style-name="Textbody" style:family="paragraph">
      <style:paragraph-properties fo:margin-bottom="0in" fo:margin-left="0in" fo:text-indent="0in">
        <style:tab-stops/>
      </style:paragraph-properties>
    </style:style>
    <style:style style:name="P10" style:parent-style-name="Textbody" style:family="paragraph">
      <style:paragraph-properties fo:margin-bottom="0in" fo:margin-left="0in" fo:text-indent="0in">
        <style:tab-stops/>
      </style:paragraph-properties>
    </style:style>
    <style:style style:name="S1" style:family="section">
      <style:section-properties fo:margin-left="0in" fo:margin-right="0in" style:writing-mode="lr-tb"/>
    </style:style>
    <style:style style:name="T11" style:parent-style-name="DefaultParagraphFont" style:family="text">
      <style:text-properties style:font-name="Segoe UI"/>
    </style:style>
    <style:style style:name="T12" style:parent-style-name="DefaultParagraphFont" style:family="text">
      <style:text-properties style:font-name="Segoe UI"/>
    </style:style>
    <style:style style:name="T13" style:parent-style-name="DefaultParagraphFont" style:family="text">
      <style:text-properties style:font-name="Segoe UI"/>
    </style:style>
    <style:style style:name="T14" style:parent-style-name="DefaultParagraphFont" style:family="text">
      <style:text-properties style:font-name="Segoe UI"/>
    </style:style>
    <style:style style:name="P15" style:parent-style-name="Textbody" style:family="paragraph"/>
    <style:style style:name="P16" style:parent-style-name="Textbody" style:family="paragraph"/>
    <style:style style:name="P17" style:parent-style-name="Textbody" style:family="paragraph"/>
    <style:style style:name="T18" style:parent-style-name="DefaultParagraphFont" style:family="text">
      <style:text-properties style:font-name="Segoe UI"/>
    </style:style>
    <style:style style:name="T19" style:parent-style-name="DefaultParagraphFont" style:family="text">
      <style:text-properties style:font-name="Segoe UI"/>
    </style:style>
    <style:style style:name="S2" style:family="section">
      <style:section-properties fo:margin-left="0in" fo:margin-right="0in" style:writing-mode="lr-tb"/>
    </style:style>
    <style:style style:name="T20" style:parent-style-name="DefaultParagraphFont" style:family="text">
      <style:text-properties style:font-name="Segoe UI"/>
    </style:style>
    <style:style style:name="T21" style:parent-style-name="DefaultParagraphFont" style:family="text">
      <style:text-properties style:font-name="Segoe UI"/>
    </style:style>
    <style:style style:name="T22" style:parent-style-name="DefaultParagraphFont" style:family="text">
      <style:text-properties style:font-name="Segoe UI"/>
    </style:style>
    <style:style style:name="T23" style:parent-style-name="DefaultParagraphFont" style:family="text">
      <style:text-properties style:font-name="Segoe UI"/>
    </style:style>
    <style:style style:name="T24" style:parent-style-name="DefaultParagraphFont" style:family="text">
      <style:text-properties style:font-name="Segoe UI"/>
    </style:style>
    <style:style style:name="T25" style:parent-style-name="DefaultParagraphFont" style:family="text">
      <style:text-properties style:font-name="Segoe UI"/>
    </style:style>
    <style:style style:name="T26" style:parent-style-name="DefaultParagraphFont" style:family="text">
      <style:text-properties style:font-name="Segoe UI"/>
    </style:style>
    <style:style style:name="T27" style:parent-style-name="DefaultParagraphFont" style:family="text">
      <style:text-properties style:font-name="Segoe UI"/>
    </style:style>
    <style:style style:name="T28" style:parent-style-name="DefaultParagraphFont" style:family="text">
      <style:text-properties style:font-name="Segoe UI"/>
    </style:style>
    <style:style style:name="T29" style:parent-style-name="DefaultParagraphFont" style:family="text">
      <style:text-properties style:font-name="Segoe UI"/>
    </style:style>
    <style:style style:name="T30" style:parent-style-name="DefaultParagraphFont" style:family="text">
      <style:text-properties style:font-name="Segoe UI"/>
    </style:style>
    <style:style style:name="T31" style:parent-style-name="DefaultParagraphFont" style:family="text">
      <style:text-properties style:font-name="Segoe UI"/>
    </style:style>
    <style:style style:name="P32" style:parent-style-name="Textbody" style:family="paragraph"/>
    <style:style style:name="P33" style:parent-style-name="Textbody" style:family="paragraph"/>
    <style:style style:name="P34" style:parent-style-name="Textbody" style:family="paragraph"/>
    <style:style style:name="P35" style:parent-style-name="Textbody" style:family="paragraph">
      <style:paragraph-properties fo:text-indent="0.4902in"/>
    </style:style>
    <style:style style:name="T36" style:parent-style-name="DefaultParagraphFont" style:family="text">
      <style:text-properties fo:background-color="#FFFF00"/>
    </style:style>
    <style:style style:name="S3" style:family="section">
      <style:section-properties fo:margin-left="0in" fo:margin-right="0in" style:writing-mode="lr-tb"/>
    </style:style>
  </office:automatic-styles>
  <office:body>
    <office:text text:use-soft-page-breaks="true">
      <text:h text:style-name="P1" text:outline-level="1">Using<text:s/><office:annotation office:name="0"><dc:creator>Darryl Tewes</dc:creator><dc:date>2017-07-31T16:43:00</dc:date><text:p text:style-name="Normal"><text:span text:style-name="T2">This section doesn't have a topic on making a favorite. There is a topic on this subject in the Using K in an SR section. Should we refer users to that topic?</text:span><text:span text:style-name="T3"><text:line-break/></text:span><text:span text:style-name="T4"><text:line-break/></text:span><text:span text:style-name="T5">Also, this<text:s/></text:span><text:span text:style-name="T6">section does not mention Recent Articles. We probably need to say at least that:</text:span></text:p><text:p text:style-name="Normal"><text:span text:style-name="T7">Admins can add it</text:span></text:p><text:p text:style-name="Normal"><text:span text:style-name="T8">By default it presents [how many] articles, sorted in [what] order.</text:span></text:p></office:annotation>My Knowledge<office:annotation-end office:name="0"/></text:h>
      <text:p text:style-name="Textbody">This chapter contains the following:</text:p>
      <text:list text:style-name="LFO1" text:continue-numbering="true">
        <text:list-item>
          <text:p text:style-name="P9"><text:a xlink:href="http://slc04tab.us.oracle.com/staging/clouds/cloud/latest/guides/FAEUK/FAEUK2371950.htm#FAEUK2364235" office:target-frame-name="_top" xlink:show="replace">My Knowledge: Explained</text:a></text:p>
        </text:list-item>
        <text:list-item>
          <text:p text:style-name="P10"><text:a xlink:href="http://slc04tab.us.oracle.com/staging/clouds/cloud/latest/guides/FAEUK/FAEUK2371950.htm#FAEUK2365022" office:target-frame-name="_top" xlink:show="replace">Finding Knowledge Articles: Procedure</text:a></text:p>
        </text:list-item>
      </text:list>
      <text:section text:name="Sect1" text:style-name="S1">
        <text:h text:style-name="Heading2" text:outline-level="2">My Knowledge: Explained</text:h>
        <text:p text:style-name="Textbody">My Knowledge is a centralized location that provides you with a view into<text:s/><office:annotation office:name="1"><dc:creator>Darryl Tewes</dc:creator><dc:date>2017-07-31T16:25:00</dc:date><text:p text:style-name="Normal"><text:span text:style-name="T11">Chg to 'relevant knowledge about products and services'</text:span></text:p></office:annotation><office:annotation office:name="2"><dc:creator>Reshma Begum. Mohammed</dc:creator><dc:date>2017-08-01T14:02:00</dc:date><text:p text:style-name="CommentText">Updated</text:p></office:annotation>relevant knowledge about products and services<text:s/><office:annotation-end office:name="1"/><text:span text:style-name="CommentReference"><office:annotation-end office:name="2"/></text:span>. Knowledge is available<text:s/><office:annotation><dc:creator>Darryl Tewes</dc:creator><dc:date>2017-07-31T16:26:00</dc:date><text:p text:style-name="Normal"><text:span text:style-name="T12">Delete 'o</text:span><text:span text:style-name="T13">nly'</text:span></text:p></office:annotation>for Knowledge, Service Request Management, and Human Resource Help Desk<office:annotation><dc:creator>Darryl Tewes</dc:creator><dc:date>2017-07-31T16:26:00</dc:date><text:p text:style-name="Normal"><text:span text:style-name="T14">Delete 'agents'</text:span></text:p></office:annotation>. You can use My Knowledge to locate knowledge base articles, if configured, see recently viewed articles and view and manage favorites.</text:p>
        <text:p text:style-name="Textbody">Based on your role and<text:s/>permissions, you can access My Knowledge as follows:</text:p>
        <text:list text:style-name="LFO2" text:continue-numbering="true">
          <text:list-item>
            <text:p text:style-name="P15">Service users, select Service, and click My Knowledge.</text:p>
          </text:list-item>
          <text:list-item>
            <text:p text:style-name="P16">Help Desk users, select Help Desk, and then click My Knowledge</text:p>
          </text:list-item>
          <text:list-item>
            <text:p text:style-name="P17"><office:annotation office:name="5"><dc:creator>Darryl Tewes</dc:creator><dc:date>2017-07-31T16:30:00</dc:date><text:p text:style-name="Normal"><text:span text:style-name="T18">I'm not sure what this means? I don't think there are Knowledge users separate from</text:span><text:span text:style-name="T19"><text:s/>Service and Help Desk?</text:span></text:p></office:annotation><office:annotation office:name="6"><dc:creator>Reshma Begum. Mohammed</dc:creator><dc:date>2017-08-03T11:13:00</dc:date><text:p text:style-name="CommentText">These are Knowledge Authors. They have separate navigation path to access KM.<text:s/></text:p></office:annotation>Knowledge users, select Knowledge, and then click My Knowledge.<office:annotation-end office:name="5"/><text:span text:style-name="CommentReference"><office:annotation-end office:name="6"/></text:span></text:p>
          </text:list-item>
        </text:list>
      </text:section>
      <text:section text:name="Sect2" text:style-name="S2">
        <text:h text:style-name="Heading2" text:outline-level="2">Finding Knowledge Articles: Procedure</text:h>
        <text:p text:style-name="Textbody">You can use My Knowledge to search for knowledge base articles.</text:p>
        <text:p text:style-name="Textbody">Note: Search results appear in the locale specified in your language and territory preferences.<text:s/><office:annotation office:name="7"><dc:creator>Darryl Tewes</dc:creator><dc:date>2017-07-31T16:32:00</dc:date><text:p text:style-name="Normal"><text:span text:style-name="T20">This is more confusing than helpful; I'm not sure what you are trying to say. The point of supporting multiple languages is so that the use</text:span><text:span text:style-name="T21">r's preferred locale is supported. Please explain or delete.</text:span></text:p></office:annotation>If Knowledge Management does not support your preferred language,<office:annotation-end office:name="7"/><text:s/>the application prompts you to select a language from the Advanced Search option.<text:s/><office:annotation office:name="8"><dc:creator>Darryl Tewes</dc:creator><dc:date>2017-07-31T16:34:00</dc:date><text:p text:style-name="Normal"><text:span text:style-name="T22">This is the primary idea about language, so<text:s/></text:span><text:span text:style-name="T23">this sentence should be before the other one. I think it is also incorrect.<text:s/></text:span><text:span text:style-name="T24"><text:line-break/></text:span><text:span text:style-name="T25">If I understand how it works, the My Knowledge search results will display in the default language for the customer's knowledge base. The user can override the default by selectin</text:span><text:span text:style-name="T26">g a language. So these sentences should say:</text:span></text:p><text:p text:style-name="Normal"><text:span text:style-name="T27">'My Knowledge presents search results in the default language of the knowledge base. You can search for knowledge in other languages by selecting the Advanced Search option.'</text:span><text:span text:style-name="T28"><text:line-break/></text:span><text:span text:style-name="T29"><text:line-break/></text:span><text:span text:style-name="T30">Please verify with the product team</text:span><text:span text:style-name="T31"><text:s/>and change as needed.</text:span></text:p></office:annotation>If not, the first language from the Languages drop-down list is picked as default.<text:s/><office:annotation-end office:name="8"/>You can select only one language from the list.<text:s/></text:p>
        <text:p text:style-name="Textbody">To search for an article:</text:p>
        <text:list text:style-name="LFO3" text:continue-numbering="true">
          <text:list-item>
            <text:p text:style-name="P32">Enter the term in the Search field.</text:p>
          </text:list-item>
          <text:list-item>
            <text:p text:style-name="P33">(Optional) Click the<text:s/>Show<text:s/>Advanced Search icon and select<text:s/>a language<text:s/>to filter the articles.</text:p>
          </text:list-item>
          <text:list-item>
            <text:p text:style-name="P34">Click the Search icon.</text:p>
          </text:list-item>
        </text:list>
        <text:p text:style-name="P35"><text:span text:style-name="T36">You can select an article from the search results to view its contents. The article view also contains information about the version, author, last update and publishing dates, and its rating.</text:span></text:p>
        <text:p text:style-name="Normal"><text:tab/></text:p>
      </text:section>
      <text:section text:name="Sect3" text:style-name="S3">
        <text:p text:style-name="Standard"/>
        <text:p text:style-name="Standard"/>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MS Gothic" svg:font-family="MS Gothic" style:font-family-generic="modern" style:font-pitch="fixed" svg:panose-1="2 11 6 9 7 2 5 8 2 4"/>
    <style:font-face style:name="Arial" svg:font-family="Arial" style:font-family-generic="swiss" style:font-pitch="variable" svg:panose-1="2 11 6 4 2 2 2 2 2 4"/>
    <style:font-face style:name="OpenSymbol" svg:font-family="OpenSymbol" style:font-family-generic="system"/>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Heading1" style:display-name="Heading 1" style:family="paragraph" style:parent-style-name="Heading" style:next-style-name="Textbody" style:default-outline-level="1">
      <style:text-properties style:font-name="Times New Roman" style:font-name-asian="MS Gothic" fo:font-weight="bold" style:font-weight-asian="bold"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text-properties style:font-name="Times New Roman" style:font-name-asian="MS Gothic"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Reference" style:display-name="Comment Reference" style:family="text" style:parent-style-name="DefaultParagraphFont">
      <style:text-properties fo:font-size="8pt" style:font-size-asian="8pt" style:font-size-complex="8pt"/>
    </style:style>
    <style:style style:name="BalloonText" style:display-name="Balloon Text" style:family="paragraph" style:parent-style-name="Normal">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eshma Begum. Mohammed</meta:initial-creator>
    <dc:creator>Reshma Begum. Mohammed</dc:creator>
    <meta:creation-date>2017-08-01T08:28:00Z</meta:creation-date>
    <dc:date>2017-08-16T06:20:00Z</dc:date>
    <meta:template xlink:href="Normal.dotm" xlink:type="simple"/>
    <meta:editing-cycles>9</meta:editing-cycles>
    <meta:editing-duration>PT14460S</meta:editing-duration>
    <meta:user-defined meta:name="Info 1"/>
    <meta:user-defined meta:name="Info 2"/>
    <meta:user-defined meta:name="Info 3"/>
    <meta:user-defined meta:name="Info 4"/>
    <meta:document-statistic meta:page-count="1" meta:paragraph-count="3" meta:word-count="276" meta:character-count="1851" meta:row-count="13" meta:non-whitespace-character-count="1578"/>
  </office:meta>
</office:document-meta>
</file>